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微软雅黑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textarea-horizontal-align="justify" draw:textarea-vertical-align="middle" draw:auto-grow-height="false" fo:min-height="12.577cm" fo:min-width="14.613cm" draw:shadow="hidden"/>
    </style:style>
    <style:style style:name="gr2" style:family="graphic" style:parent-style-name="standard" style:list-style-name="L1">
      <style:graphic-properties draw:fill-color="#c5000b" draw:textarea-horizontal-align="justify" draw:textarea-vertical-align="middle" draw:auto-grow-height="false" fo:min-height="2.544cm" fo:min-width="10.422cm" draw:shadow="hidden"/>
    </style:style>
    <style:style style:name="gr3" style:family="graphic" style:parent-style-name="standard" style:list-style-name="L1">
      <style:graphic-properties draw:fill-color="#ccffcc" draw:textarea-horizontal-align="justify" draw:textarea-vertical-align="middle" draw:auto-grow-height="false" fo:min-height="2.544cm" fo:min-width="11.438cm" draw:shadow="hidden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2.562cm" fo:min-width="14.867cm" draw:shadow="hidden"/>
    </style:style>
    <style:style style:name="gr5" style:family="graphic" style:parent-style-name="standard">
      <style:graphic-properties draw:fill-color="#83caff" draw:textarea-horizontal-align="justify" draw:textarea-vertical-align="middle" draw:auto-grow-height="false" fo:min-height="4.022cm" fo:min-width="0.516cm" draw:shadow="hidden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3.21cm" fo:min-width="0.262cm" draw:shadow="hidden"/>
    </style:style>
    <style:style style:name="P1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c5000b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ccffcc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-color="#83ca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13cm" svg:height="12.827cm" svg:x="2.651cm" svg:y="11.41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Linux P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922cm" svg:height="2.794cm" svg:x="4.81cm" svg:y="12.844cm">
          <text:p text:style-name="P1">Dnvm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938cm" svg:height="2.794cm" svg:x="4.429cm" svg:y="19.956cm">
          <text:p text:style-name="P1">Test Cas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5.367cm" svg:height="2.812cm" svg:x="2.524cm" svg:y="4.665cm">
          <text:p text:style-name="P4"><text:span text:style-name="T1">Nvme 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032cm" svg:height="5.334cm" svg:x="5.699cm" svg:y="7.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2.032cm" svg:height="5.334cm" svg:x="12.595cm" svg:y="7.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5" draw:layer="layout" svg:width="1.524cm" svg:height="4.318cm" svg:x="6.08cm" svg:y="15.63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5" draw:layer="layout" svg:width="1.524cm" svg:height="4.318cm" svg:x="13.446cm" svg:y="15.63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5" draw:layer="layout" svg:width="1.524cm" svg:height="4.318cm" svg:x="9.763cm" svg:y="15.63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微软雅黑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angal" style:font-family-asian="Mang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10:47:51.770070873</meta:creation-date>
    <dc:date>2018-07-27T11:07:37.215212210</dc:date>
    <meta:editing-duration>PT19M35S</meta:editing-duration>
    <meta:editing-cycles>21</meta:editing-cycles>
    <meta:generator>LibreOffice/4.4.6.3$Linux_X86_64 LibreOffice_project/40m0$Build-3</meta:generator>
    <meta:document-statistic meta:object-count="9"/>
  </office:meta>
</office:document-meta>
</file>